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3147D6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OOo_20_Professional-subtitle">
      <style:graphic-properties draw:fill-color="#ffffff" draw:auto-grow-height="true" fo:min-height="17.869cm"/>
    </style:style>
    <style:style style:name="pr2" style:family="presentation" style:parent-style-name="OOo_20_Professional-notes">
      <style:graphic-properties draw:fill-color="#ffffff" draw:auto-grow-height="true" fo:min-height="10.628cm"/>
    </style:style>
    <style:style style:name="pr3" style:family="presentation" style:parent-style-name="OOo_20_Professional-title">
      <style:graphic-properties draw:auto-grow-height="true" fo:min-height="2.766cm"/>
    </style:style>
    <style:style style:name="pr4" style:family="presentation" style:parent-style-name="OOo_20_Professional-outline1">
      <style:graphic-properties draw:auto-grow-height="true" fo:min-height="13.244cm" text:animation="none" text:animation-direction="down" text:animation-repeat="1"/>
    </style:style>
    <style:style style:name="pr5" style:family="presentation" style:parent-style-name="OOo_20_Professional-outline1">
      <style:graphic-properties fo:min-height="13.244cm"/>
    </style:style>
    <style:style style:name="pr6" style:family="presentation" style:parent-style-name="OOo_20_Professional-outline1">
      <style:graphic-properties draw:auto-grow-height="true" fo:min-height="13.244cm"/>
    </style:style>
    <style:style style:name="P1" style:family="paragraph">
      <style:text-properties fo:color="#000000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color="#000000" fo:font-size="24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000000" style:text-outline="false" style:text-line-through-style="none" fo:font-family="'Nimbus Sans L'" style:font-family-generic="swiss" style:font-pitch="variable" fo:font-size="14pt" fo:font-style="normal" fo:text-shadow="none" style:text-underline-style="none" fo:font-weight="normal" style:font-family-asian="'Nimbus Sans L'" style:font-family-generic-asian="swiss" style:font-pitch-asian="variable" style:font-size-asian="14pt" style:font-style-asian="normal" style:font-weight-asian="normal" style:font-family-complex="'Nimbus Sans L'" style:font-family-generic-complex="swiss" style:font-pitch-complex="variable" style:font-size-complex="8pt" style:font-style-complex="normal" style:font-weight-complex="normal" style:font-relief="none"/>
    </style:style>
    <style:style style:name="T2" style:family="text">
      <style:text-properties fo:color="#4c4c4c" style:text-outline="false" style:text-line-through-style="none" fo:font-family="'Nimbus Sans L'" style:font-family-generic="swiss" style:font-pitch="variable" fo:font-size="44pt" fo:font-style="normal" fo:text-shadow="none" style:text-underline-style="none" fo:font-weight="normal" style:font-family-asian="'Nimbus Sans L'" style:font-family-generic-asian="swiss" style:font-pitch-asian="variable" style:font-size-asian="44pt" style:font-style-asian="normal" style:font-weight-asian="normal" style:font-family-complex="'Nimbus Sans L'" style:font-family-generic-complex="swiss" style:font-pitch-complex="variable" style:font-size-complex="44pt" style:font-style-complex="normal" style:font-weight-complex="normal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_20_Professional" presentation:presentation-page-layout-name="AL1T32">
        <office:forms form:automatic-focus="false" form:apply-design-mode="false"/>
        <draw:frame draw:style-name="gr1" draw:text-style-name="P1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1" draw:text-style-name="P2" draw:layer="layout" svg:width="23.91cm" svg:height="17.869cm" svg:x="2.057cm" svg:y="0cm" presentation:class="subtitle">
          <draw:text-box>
            <text:p text:style-name="P2"><text:span text:style-name="T2">Redes de Computador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Sistemas Numéricos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Organização lógica dos componentes (principalmente software) de uma rede</text:p>
              </text:list-item>
              <text:list-item>
                <text:p>Organização física dos elementos que constituem a parte material da red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Binário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Camada</text:p>
              </text:list-item>
              <text:list-item>
                <text:p>Protocolo (recordar)</text:p>
              </text:list-item>
              <text:list-item>
                <text:p>Interface</text:p>
              </text:list-item>
              <text:list-item>
                <text:p>Serviço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Octal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Elemento que realiza uma, ou um conjunto, de tarefas específicas</text:p>
              </text:list-item>
              <text:list-item>
                <text:p>Oferece <text:s/>um conjunto de serviços à camada seguinte (camada superior)</text:p>
              </text:list-item>
              <text:list-item>
                <text:p>Reduz a complexidade (dividir para conquistar)</text:p>
              </text:list-item>
              <text:list-item>
                <text:p>Vantagens associadas à segmentação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Decimal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>
          <draw:text-box>
            <text:list text:style-name="L2">
              <text:list-item>
                <text:p>Conceitos/regras pré-definidos que regulam a comunicação</text:p>
              </text:list-item>
              <text:list-item>
                <text:p>Troca PDUs (Protocol Data Unit)</text:p>
              </text:list-item>
              <text:list-item>
                <text:p>Vários protocolos por camada</text:p>
              </text:list-item>
              <text:list-item>
                <text:p>Podem estar dependentes da ligação ou ser completamente independentes – connection/connectionles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Hexadecimal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Ligação entre duas entidades/pontos</text:p>
              </text:list-item>
              <text:list-item>
                <text:p>Possibilita a comunicação de entidades co dialectos diferentes</text:p>
              </text:list-item>
              <text:list-item>
                <text:p>Faz a ponte entre duas entidade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Numeração Romana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Fornecidos por uma cada à sua camada adjacente superior</text:p>
              </text:list-item>
              <text:list-item>
                <text:p>A ligação entre duas camadas (interface) é <text:s/>identificada pelo SAP (Service Acess Point)</text:p>
              </text:list-item>
              <text:list-item>
                <text:p>Os dados trocados designam-se SDU (Service Data Unit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M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OSI – Open Systems Interconnection model</text:p>
              </text:list-item>
              <text:list-item>
                <text:p>Esforço da IOS (Internation Organization for Standardization) para uniformizar a comunicação em redes</text:p>
              </text:list-item>
              <text:list-item>
                <text:p>Divide um sistema complexo (comunicação entre dois pontos) num conjunto de 7 camadas simple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Binário → Decimal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6" draw:layer="layout" svg:width="23.91cm" svg:height="13.244cm" svg:x="2.057cm" svg:y="4.626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Decimal → Binário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18.497cm" svg:height="13.244cm" svg:x="4.763cm" svg:y="4.62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Decimal e Hexadecimal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Decimal e Octal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>
          <draw:text-box>
            <text:p>Binário → Octal</text:p>
          </draw:text-box>
        </draw:frame>
        <draw:frame presentation:style-name="pr6" draw:layer="layout" svg:width="23.91cm" svg:height="13.244cm" svg:x="2.057cm" svg:y="4.626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 presentation:user-transformed="true">
          <draw:text-box>
            <text:p>Binário → Hexadecimal</text:p>
          </draw:text-box>
        </draw:frame>
        <draw:frame presentation:style-name="pr6" draw:layer="layout" svg:width="23.91cm" svg:height="13.244cm" svg:x="2.057cm" svg:y="4.626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>
          <draw:text-box>
            <text:p>Exercícios</text:p>
          </draw:text-box>
        </draw:frame>
        <draw:frame presentation:style-name="pr6" draw:layer="layout" svg:width="23.91cm" svg:height="13.244cm" svg:x="2.057cm" svg:y="4.626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>
          <draw:text-box>
            <text:p>Exercícios</text:p>
          </draw:text-box>
        </draw:frame>
        <draw:frame presentation:style-name="pr6" draw:layer="layout" svg:width="23.91cm" svg:height="13.244cm" svg:x="2.057cm" svg:y="4.626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>
          <draw:text-box>
            <text:p>Exercício</text:p>
          </draw:text-box>
        </draw:frame>
        <draw:frame presentation:style-name="pr6" draw:layer="layout" svg:width="23.91cm" svg:height="13.244cm" svg:x="2.057cm" svg:y="4.626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>
          <draw:text-box>
            <text:p>Exercícios</text:p>
          </draw:text-box>
        </draw:frame>
        <draw:frame presentation:style-name="pr6" draw:layer="layout" svg:width="23.91cm" svg:height="13.244cm" svg:x="2.057cm" svg:y="4.626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 presentation:user-transformed="true">
          <draw:text-box>
            <text:p>Exercícios</text:p>
          </draw:text-box>
        </draw:frame>
        <draw:frame presentation:style-name="pr6" draw:layer="layout" svg:width="23.91cm" svg:height="13.244cm" svg:x="2.057cm" svg:y="4.626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OOo_20_Professional" presentation:presentation-page-layout-name="AL2T1">
        <office:forms form:automatic-focus="false" form:apply-design-mode="false"/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3" draw:layer="layout" svg:width="23.91cm" svg:height="2.766cm" svg:x="2.057cm" svg:y="0cm" presentation:class="title" presentation:user-transformed="true">
          <draw:text-box>
            <text:p>Resumo</text:p>
          </draw:text-box>
        </draw:frame>
        <draw:frame presentation:style-name="pr6" draw:layer="layout" svg:width="23.91cm" svg:height="13.244cm" svg:x="2.057cm" svg:y="4.626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professional" xlink:href="Pictures/1000000000000640000004B03147D6E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Oo_20_Professional-background" style:display-name="OOo Professional-background" style:family="presentation">
      <style:graphic-properties draw:stroke="none" draw:fill="none"/>
    </style:style>
    <style:style style:name="OOo_20_Professional-backgroundobjects" style:display-name="OOo Professional-backgroundobjects" style:family="presentation">
      <style:graphic-properties draw:shadow="hidden" draw:shadow-offset-x="0.3cm" draw:shadow-offset-y="0.3cm" draw:shadow-color="#808080"/>
    </style:style>
    <style:style style:name="OOo_20_Professional-notes" style:display-name="OOo Professional-notes" style:family="presentation">
      <style:graphic-properties draw:stroke="none" draw:fill="none">
        <text:list-style style:name="OOo_20_Professional-notes" style:display-name="OOo Profession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OOo_20_Professional-outline1" style:display-name="OOo Professional-outline1" style:family="presentation">
      <style:graphic-properties draw:stroke="none" draw:fill="bitmap" draw:fill-image-name="professional">
        <text:list-style style:name="OOo_20_Professional-outline1" style:display-name="OOo Profession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4c4c4c" style:text-outline="false" style:text-line-through-style="none" fo:font-family="'Nimbus Sans L'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_20_Professional-outline2" style:display-name="OOo Professional-outline2" style:family="presentation" style:parent-style-name="OOo_20_Professional-outline1">
      <style:paragraph-properties fo:margin-left="2.4cm" fo:margin-right="0cm" fo:margin-top="0cm" fo:margin-bottom="0.4cm" fo:text-indent="-0.8cm"/>
      <style:text-properties fo:color="#4c4c4c" fo:font-family="'Nimbus Sans L'" style:font-pitch="variable" fo:font-size="28pt" style:font-size-asian="28pt" style:font-size-complex="28pt"/>
    </style:style>
    <style:style style:name="OOo_20_Professional-outline3" style:display-name="OOo Professional-outline3" style:family="presentation" style:parent-style-name="OOo_20_Professional-outline2">
      <style:paragraph-properties fo:margin-left="3.6cm" fo:margin-right="0cm" fo:margin-top="0cm" fo:margin-bottom="0.3cm" fo:text-indent="-0.6cm"/>
      <style:text-properties fo:color="#4c4c4c" fo:font-family="'Nimbus Sans L'" style:font-pitch="variable" fo:font-size="24pt" style:font-size-asian="24pt" style:font-size-complex="24pt"/>
    </style:style>
    <style:style style:name="OOo_20_Professional-outline4" style:display-name="OOo Professional-outline4" style:family="presentation" style:parent-style-name="OOo_20_Professional-outline3">
      <style:paragraph-properties fo:margin-left="4.8cm" fo:margin-right="0cm" fo:margin-top="0cm" fo:margin-bottom="0.2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5" style:display-name="OOo Professional-outline5" style:family="presentation" style:parent-style-name="OOo_20_Professional-outline4">
      <style:paragraph-properties fo:margin-left="6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6" style:display-name="OOo Professional-outline6" style:family="presentation" style:parent-style-name="OOo_20_Professional-outline5">
      <style:paragraph-properties fo:margin-left="7.2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7" style:display-name="OOo Professional-outline7" style:family="presentation" style:parent-style-name="OOo_20_Professional-outline6">
      <style:paragraph-properties fo:margin-left="8.4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8" style:display-name="OOo Professional-outline8" style:family="presentation" style:parent-style-name="OOo_20_Professional-outline7">
      <style:paragraph-properties fo:margin-left="9.6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9" style:display-name="OOo Professional-outline9" style:family="presentation" style:parent-style-name="OOo_20_Professional-outline8">
      <style:paragraph-properties fo:margin-left="10.8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subtitle" style:display-name="OOo Professional-subtitle" style:family="presentation">
      <style:graphic-properties draw:stroke="none" draw:fill="none" draw:textarea-vertical-align="middle">
        <text:list-style style:name="OOo_20_Professional-subtitle" style:display-name="OOo Profession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_20_Professional-title" style:display-name="OOo Professional-title" style:family="presentation">
      <style:graphic-properties draw:stroke="none" draw:fill="bitmap" draw:fill-image-name="professional" draw:textarea-vertical-align="middle">
        <text:list-style style:name="OOo_20_Professional-title" style:display-name="OOo Profession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'Nimbus Sans L'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Oo_20_Professional-title">
      <style:graphic-properties draw:fill-color="#ffffff" draw:auto-grow-height="false" fo:min-height="3.507cm"/>
    </style:style>
    <style:style style:name="Mpr2" style:family="presentation" style:parent-style-name="OOo_20_Professional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2.4cm" fo:margin-right="0cm" fo:text-indent="-0.8cm"/>
    </style:style>
    <style:style style:name="MP5" style:family="paragraph">
      <style:paragraph-properties fo:margin-left="3.6cm" fo:margin-right="0cm" fo:text-indent="-0.6cm"/>
    </style:style>
    <style:style style:name="MP6" style:family="paragraph">
      <style:paragraph-properties fo:margin-left="4.8cm" fo:margin-right="0cm" fo:text-indent="-0.6cm"/>
    </style:style>
    <style:style style:name="MP7" style:family="paragraph">
      <style:paragraph-properties fo:margin-left="6cm" fo:margin-right="0cm" fo:text-indent="-0.6cm"/>
    </style:style>
    <style:style style:name="MP8" style:family="paragraph">
      <style:paragraph-properties fo:margin-left="7.2cm" fo:margin-right="0cm" fo:text-indent="-0.6cm"/>
    </style:style>
    <style:style style:name="MP9" style:family="paragraph">
      <style:paragraph-properties fo:margin-left="8.4cm" fo:margin-right="0cm" fo:text-indent="-0.6cm"/>
    </style:style>
    <style:style style:name="MP10" style:family="paragraph">
      <style:paragraph-properties fo:margin-left="9.6cm" fo:margin-right="0cm" fo:text-indent="-0.6cm"/>
    </style:style>
    <style:style style:name="MP11" style:family="paragraph">
      <style:paragraph-properties fo:margin-left="10.8cm" fo:margin-right="0cm" fo:text-indent="-0.6cm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953cm" svg:height="8.215cm" svg:x="1.758cm" svg:y="2.079cm"/>
      <draw:page-thumbnail draw:layer="backgroundobjects" svg:width="10.953cm" svg:height="8.215cm" svg:x="1.758cm" svg:y="11.295cm"/>
      <draw:page-thumbnail draw:layer="backgroundobjects" svg:width="10.953cm" svg:height="8.215cm" svg:x="15.228cm" svg:y="2.079cm"/>
      <draw:page-thumbnail draw:layer="backgroundobjects" svg:width="10.953cm" svg:height="8.215cm" svg:x="15.228cm" svg:y="11.295cm"/>
    </style:handout-master>
    <style:master-page style:name="OOo_20_Professional" style:display-name="OOo Professional" style:page-layout-name="PM1" draw:style-name="Mdp1">
      <draw:frame draw:style-name="Mgr1" draw:text-style-name="MP1" draw:layer="backgroundobjects" svg:width="27.998cm" svg:height="20.999cm" svg:x="0cm" svg:y="0cm">
        <draw:image xlink:href="Pictures/1000000000000640000004B03147D6E2.png" xlink:type="simple" xlink:show="embed" xlink:actuate="onLoad">
          <text:p/>
        </draw:image>
      </draw:frame>
      <draw:frame presentation:style-name="Mpr1" draw:text-style-name="MP2" draw:layer="backgroundobjects" svg:width="23.91cm" svg:height="2.766cm" svg:x="2.057cm" svg:y="0cm" presentation:class="title">
        <draw:text-box>
          <text:p text:style-name="MP2">Click to edit the title text format</text:p>
        </draw:text-box>
      </draw:frame>
      <draw:frame presentation:style-name="Mpr2" draw:text-style-name="MP3" draw:layer="backgroundobjects" svg:width="23.91cm" svg:height="13.244cm" svg:x="2.057cm" svg:y="4.626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8">Sixth Outline Level</text:p>
                                  <text:list>
                                    <text:list-item>
                                      <text:p text:style-name="MP9">Seventh Outline Level</text:p>
                                      <text:list>
                                        <text:list-item>
                                          <text:p text:style-name="MP10">Eighth Outline Level</text:p>
                                          <text:list>
                                            <text:list-item>
                                              <text:p text:style-name="M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OOo_20_Professional-title" draw:layer="backgroundobjects" svg:width="12.767cm" svg:height="9.575cm" svg:x="4.411cm" svg:y="2.794cm" presentation:class="page"/>
        <draw:frame presentation:style-name="OOo_20_Professional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11-05-02T17:01:06</meta:creation-date>
    <dc:language>en-US</dc:language>
    <meta:editing-cycles>38</meta:editing-cycles>
    <meta:editing-duration>PT6H37M29S</meta:editing-duration>
    <meta:initial-creator>Sérgio Lopes </meta:initial-creator>
    <dc:date>2011-05-22T21:50:25</dc:date>
    <dc:creator>Sérgio Lopes </dc:creator>
    <meta:document-statistic meta:object-count="108"/>
    <meta:user-defined meta:name="Info 1"/>
    <meta:user-defined meta:name="Info 2"/>
    <meta:user-defined meta:name="Info 3"/>
    <meta:user-defined meta:name="Info 4"/>
    <meta:template xlink:type="simple" xlink:actuate="onRequest" xlink:title="" xlink:href="../../Library/Application%20Support/LibreOffice/3/user/uno_packages/cache/uno_packages/8g7kLB_/ooo-templates-by-sean.oxt/template/presnt/OOo%20Professional.otp"/>
  </office:meta>
</office:document-meta>
</file>